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586221,0.0,0.0,0.0,0.0,0.61118174,0.13249153,0.0,0.0,0.0,0.0,0.0,0.25794148,0.017642705,0.0,0.0,0.0,0.0,0.3829059,0.25599682,0.18977845,0.0,0.0,0.0,0.0,0.0,0.0,0.0,0.0,0.0,0.0,0.0,0.042735912,0.0,0.0,0.0,0.0,0.0,0.0,0.0,0.0,0.15452565,0.0,0.2758187,0.0,0.0,2.1946394,0.0,0.0,0.0,0.0,0.0,0.0,0.0,0.0,0.0,0.0,0.0,0.0,0.0,0.0,0.0,0.0,2.7723305,0.0,0.0,0.0,0.0,0.0,0.0,0.0,0.0,2.5148933,0.22357723,0.0,2.4082897,0.0,0.0,0.0,0.0,0.18052377,9.565314,0.0,2.53074,0.3643459,0.0,0.0,0.0,0.4005902,2.7652254,0.0,0.0,0.0,0.0,0.0,0.0,0.0,0.0,1.8814703,0.0,1.7259953,0.0,0.0,0.0,0.0,0.0,0.0,0.3657971,0.0,0.0,0.0,0.0,0.0,0.25277197,7.1459575,0.0,0.0,0.0,0.0,0.0,0.0,0.0,0.0,0.064669795,0.0,0.18216287,0.0,0.0</text:p>
      <text:p text:style-name="Standard">0.0,0.0,0.0,0.0,0.0,0.0,0.0,0.0,0.0,0.0,0.0,0.0,0.0,0.0,0.0,0.0,0.0,0.0,0.0,0.0,0.0,0.0,0.0,0.0,0.0,0.0,0.0,0.62426174,0.0,0.0,0.0,0.0,0.0,3.8966253,0.0,0.0,0.0,4.9908776,0.0,0.0,0.0,0.0,0.0,0.0,8.200852,0.0,0.0,0.0,0.0,0.0,1.6146047,0.0,0.0,1.4087733,0.0,0.0,0.0,0.8014714,0.0,0.0,0.0,0.0,0.28943777,0.3116474,0.0,0.0,0.0,0.0,0.0,0.0,0.0,0.0,0.0,0.0,0.0,0.0,0.0,0.0,0.0,0.0,0.0,0.0,0.0,0.0,0.0,0.0,0.0,0.0,0.0,11.109706,0.0,0.0,0.0,0.0,0.0,0.0,0.0,0.0,0.106466636,0.0,0.0,0.18433121,0.0,0.0,1.431273,0.0,0.0,0.0,0.0,0.11609164,0.0,0.0,0.0,0.0,0.0,0.0,0.0,0.0,0.0,0.14959188,0.0,0.0,0.0,0.0,0.0,0.0,0.0,0.0</text:p>
      <text:p text:style-name="Standard">0.9243886,0.0,0.0129069835,0.0,1.2313824,0.0,0.0,0.0,0.0,0.0,3.1805725,0.0,0.45100415,0.0,0.0,0.0,0.0,0.0,0.63558966,0.0,0.0,0.0,0.0,0.0,0.0,0.0,0.0,0.0,0.0,0.0,0.0,0.0,0.027947163,1.6900222,0.0,0.0,0.0,1.2996274,0.0,0.0,0.0,0.0,0.0,0.0,0.0,0.054069676,0.5630488,0.0,0.0,1.355368,0.0,0.0,0.0,0.0,0.0,0.0,0.0,0.0,0.0,0.0,0.0,0.0,3.2813563,1.5746986,0.0,0.0,0.0,0.0,0.0,2.396937,0.0,0.0,0.062195368,0.0,0.0,0.7356147,0.0,0.0,0.52355534,0.0,0.11310145,0.0,0.0,0.0,0.40342885,0.0,0.0,0.0,0.0,9.471556,0.0,0.0,0.0,0.0,0.0,0.0,0.0,0.21385835,0.0,0.0,0.2412684,0.0,0.0,0.0,0.0,0.0,0.0,0.0,0.0,0.006716579,0.6160798,0.0,0.0,7.1542015,0.0,0.42299998,0.0,0.0,0.0,0.0,0.0,0.0,0.0,0.0,0.0,0.0,0.0,0.014483837</text:p>
      <text:p text:style-name="Standard"/>
      <text:p text:style-name="Standard">0.55618656,0.0,2.0873115,0.0,2.8796759,0.0,0.0,0.0,0.0,0.0,2.9991686,0.0,0.0,0.50616753,0.0,0.9451318,0.07282623,0.0,0.16484715,0.0,0.0,0.0,0.0,0.0,0.0,0.0,0.0,3.726008,0.0,0.0,0.0,0.0,0.13496074,3.1548104,0.021793075,0.0,0.0,3.0575378,0.0,0.0,0.0,0.0,0.0,0.0,0.0,3.8688498,0.25617337,0.0,0.0,1.8656056,0.0,1.4354323,0.0,0.0,0.0,0.0,0.0,0.0,0.0,0.0,0.0,0.31034178,3.5802002,1.8265808,0.0,0.0,0.0,0.0,0.0,3.0260458,0.0,0.0,0.0,0.0,0.0,0.5417888,0.0,0.0,0.062005464,0.0,0.0,0.0,0.0,0.06252895,0.26896915,0.0,0.0,0.0,0.0,5.17572,0.05363199,0.0,0.0,0.0,0.0,0.0,0.0,0.194958,0.0,0.0,0.12689677,0.0,0.0,0.0,0.2419371,0.0,0.0,0.0,0.0,0.0,0.0,0.0,0.0,3.9693208,0.0,0.077444114,0.0,0.0,0.0,0.0,0.0,0.0,0.7134897,0.0,0.0,0.0,0.0,0.0</text:p>
      <text:p text:style-name="Standard"/>
      <text:p text:style-name="Standard">0.16489506,0.0,0.0,0.0,0.0,0.33146495,0.060471036,0.049720168,0.0,0.0,0.0,0.0,0.0,0.0,0.0,0.0,0.0,0.0,2.3324702,0.71222526,1.2363144,0.0,0.23503314,0.0,0.0,0.0,0.0,0.0,0.0,0.0,0.0,0.0,0.81798834,4.2060666,0.034094915,0.0,0.0,0.25135294,0.0,1.4594109,0.0,0.1893897,0.435803,0.18135293,1.1283954,0.0,1.9528563,0.0,0.0,0.0,0.47010586,0.0,0.0,0.0,0.14220943,0.0,0.0,0.56640536,0.109756276,0.0,0.0,0.0,0.0,4.8061213,0.0,0.0,0.0,0.0,0.0,0.0,0.0,0.0,2.822373,0.4953742,0.0,3.6016476,0.0,0.0,0.0,0.0,1.1135732,2.6462717,0.0,0.30181837,0.54478174,0.0,0.6858159,0.0,0.0,2.4785693,0.87999916,0.0,0.0,0.0,0.0,0.0,0.0,0.110451266,0.012281572,0.0,0.59918743,0.2762028,0.0,0.0,3.172032,0.0,0.0,0.0,0.0,0.0,0.0,0.0,0.0,0.80740213,0.026889758,0.0,0.057053827,0.0,0.26373762,0.04309602,0.0,0.0,0.0,1.3324417,0.0,0.0,0.0,0.0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7T19:23:24.025000000</dc:date>
    <meta:editing-duration>PT21S</meta:editing-duration>
    <meta:editing-cycles>1</meta:editing-cycles>
    <meta:document-statistic meta:table-count="0" meta:image-count="0" meta:object-count="0" meta:page-count="1" meta:paragraph-count="5" meta:word-count="5" meta:character-count="3526" meta:non-whitespace-character-count="3526"/>
    <meta:generator>LibreOffice/7.4.2.3$Windows_X86_64 LibreOffice_project/382eef1f22670f7f4118c8c2dd222ec7ad009daf</meta:generator>
  </office:meta>
</office:document-meta>
</file>